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等寬正黑" svg:font-family="文泉驛等寬正黑"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Default_20_Text">
      <style:text-properties fo:font-weight="bold" style:font-weight-asian="bold" style:font-weight-complex="bold"/>
    </style:style>
    <style:style style:name="P4" style:family="paragraph" style:parent-style-name="Default_20_Text">
      <style:paragraph-properties fo:text-align="center" style:justify-single-word="false"/>
    </style:style>
    <style:style style:name="P5" style:family="paragraph" style:parent-style-name="Default_20_Text">
      <style:text-properties style:use-window-font-color="true"/>
    </style:style>
    <style:style style:name="P6" style:family="paragraph" style:parent-style-name="Default_20_Text">
      <style:text-properties style:use-window-font-color="true" fo:font-style="italic" fo:font-weight="bold" style:font-style-asian="italic" style:font-weight-asian="bold" style:font-style-complex="italic" style:font-weight-complex="bold"/>
    </style:style>
    <style:style style:name="P7" style:family="paragraph" style:parent-style-name="Default_20_Text">
      <style:text-properties style:use-window-font-color="true" fo:font-style="italic" style:font-style-asian="italic" style:font-style-complex="italic"/>
    </style:style>
    <style:style style:name="P8" style:family="paragraph" style:parent-style-name="Default_20_Text">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9" style:family="paragraph" style:parent-style-name="Default_20_Text">
      <style:text-properties style:use-window-font-color="true" fo:font-weight="normal" style:font-weight-asian="normal" style:font-weight-complex="normal"/>
    </style:style>
    <style:style style:name="P10" style:family="paragraph" style:parent-style-name="Default_20_Text">
      <style:text-properties style:use-window-font-color="true" style:text-underline-style="solid" style:text-underline-width="auto" style:text-underline-color="font-color" fo:font-weight="bold" style:font-weight-asian="bold" style:font-weight-complex="bold"/>
    </style:style>
    <style:style style:name="P11" style:family="paragraph" style:parent-style-name="Default_20_Text">
      <style:text-properties style:use-window-font-color="true" fo:font-weight="bold" style:font-weight-asian="bold" style:font-weight-complex="bold"/>
    </style:style>
    <style:style style:name="P12" style:family="paragraph" style:parent-style-name="Default_20_Text">
      <style:text-properties fo:color="#ff3333" fo:font-style="italic" style:font-style-asian="italic" style:font-style-complex="italic"/>
    </style:style>
    <style:style style:name="P13" style:family="paragraph" style:parent-style-name="Default_20_Text">
      <style:text-properties fo:color="#ff3333" fo:font-weight="normal" style:font-weight-asian="normal" style:font-weight-complex="normal"/>
    </style:style>
    <style:style style:name="P14" style:family="paragraph" style:parent-style-name="Default_20_Text">
      <style:text-properties fo:color="#ff3333" fo:font-style="normal" style:text-underline-style="none" fo:font-weight="normal" style:font-style-asian="normal" style:font-weight-asian="normal" style:font-style-complex="normal" style:font-weight-complex="normal"/>
    </style:style>
    <style:style style:name="P15" style:family="paragraph" style:parent-style-name="Default_20_Text">
      <style:text-properties fo:color="#6666ff"/>
    </style:style>
    <style:style style:name="P16" style:family="paragraph" style:parent-style-name="Default_20_Text">
      <style:text-properties fo:color="#6666ff" fo:font-weight="bold" style:font-weight-asian="bold" style:font-weight-complex="bold"/>
    </style:style>
    <style:style style:name="P17" style:family="paragraph" style:parent-style-name="Default_20_Text">
      <style:text-properties fo:color="#ff6600" fo:font-weight="bold" style:font-weight-asian="bold" style:font-weight-complex="bold"/>
    </style:style>
    <style:style style:name="P18" style:family="paragraph" style:parent-style-name="Default_20_Text">
      <style:text-properties fo:color="#ff6600" fo:font-weight="normal" style:font-weight-asian="normal" style:font-weight-complex="normal"/>
    </style:style>
    <style:style style:name="P19" style:family="paragraph" style:parent-style-name="Default_20_Text">
      <style:text-properties fo:font-weight="normal" style:font-weight-asian="normal" style:font-weight-complex="normal"/>
    </style:style>
    <style:style style:name="P20" style:family="paragraph" style:parent-style-name="Default_20_Text">
      <style:text-properties fo:color="#0000cc" fo:font-style="italic" fo:font-weight="bold" style:font-style-asian="italic" style:font-weight-asian="bold" style:font-style-complex="italic" style:font-weight-complex="bold"/>
    </style:style>
    <style:style style:name="P21" style:family="paragraph" style:parent-style-name="Default_20_Text">
      <style:text-properties fo:color="#0000cc" fo:font-style="italic" style:font-style-asian="italic" style:font-style-complex="italic"/>
    </style:style>
    <style:style style:name="P22" style:family="paragraph" style:parent-style-name="Default_20_Text">
      <style:paragraph-properties fo:text-align="center" style:justify-single-word="false" fo:background-color="#ffffff">
        <style:background-image/>
      </style:paragraph-properties>
      <style:text-properties fo:color="#0000cc" fo:font-size="13pt" fo:font-weight="bold" fo:background-color="transparent" style:font-weight-asian="bold" style:font-weight-complex="bold"/>
    </style:style>
    <style:style style:name="P23" style:family="paragraph" style:parent-style-name="Default_20_Text" style:list-style-name="L1">
      <style:text-properties fo:color="#ff6600" fo:font-weight="bold" style:font-weight-asian="bold" style:font-weight-complex="bold"/>
    </style:style>
    <style:style style:name="P24" style:family="paragraph" style:parent-style-name="Default_20_Text" style:list-style-name="L2">
      <style:text-properties fo:color="#ff6600" fo:font-weight="bold" style:font-weight-asian="bold" style:font-weight-complex="bold"/>
    </style:style>
    <style:style style:name="P25" style:family="paragraph" style:parent-style-name="Default_20_Text" style:list-style-name="L3">
      <style:text-properties fo:color="#ff6600" fo:font-weight="bold" style:font-weight-asian="bold" style:font-weight-complex="bold"/>
    </style:style>
    <style:style style:name="P26" style:family="paragraph" style:parent-style-name="Default_20_Text" style:list-style-name="L4">
      <style:text-properties fo:color="#ff6600" fo:font-weight="bold" style:font-weight-asian="bold" style:font-weight-complex="bold"/>
    </style:style>
    <style:style style:name="P27" style:family="paragraph" style:parent-style-name="Default_20_Text" style:list-style-name="L5">
      <style:text-properties fo:color="#ff6600" fo:font-weight="bold" style:font-weight-asian="bold" style:font-weight-complex="bold"/>
    </style:style>
    <style:style style:name="P28" style:family="paragraph" style:parent-style-name="Default_20_Text" style:list-style-name="L4">
      <style:text-properties fo:color="#ff6600" fo:font-weight="normal" style:font-weight-asian="normal" style:font-weight-complex="normal"/>
    </style:style>
    <style:style style:name="P29" style:family="paragraph" style:parent-style-name="Default_20_Text" style:list-style-name="L5"/>
    <style:style style:name="P30" style:family="paragraph" style:parent-style-name="Default_20_Text">
      <style:text-properties style:use-window-font-color="tru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color="#0000cc" fo:font-style="italic" style:font-style-asian="italic" style:font-style-complex="italic"/>
    </style:style>
    <style:style style:name="T3" style:family="text">
      <style:text-properties fo:color="#0000cc"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color="#ff3333"/>
    </style:style>
    <style:style style:name="T10" style:family="text">
      <style:text-properties style:use-window-font-color="true"/>
    </style:style>
    <style:style style:name="T11" style:family="text">
      <style:text-properties style:use-window-font-color="true" fo:font-style="italic" style:font-style-asian="italic" style:font-style-complex="italic"/>
    </style:style>
    <style:style style:name="T12" style:family="text">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fo:color="#6666ff"/>
    </style:style>
    <style:style style:name="T14" style:family="text">
      <style:text-properties fo:color="#6666ff" fo:font-weight="bold" style:font-weight-asian="bold" style:font-weight-complex="bold"/>
    </style:style>
    <style:style style:name="T15" style:family="text">
      <style:text-properties fo:color="#6666ff" fo:font-style="italic" fo:font-weight="bold" style:font-style-asian="italic" style:font-weight-asian="bold" style:font-style-complex="italic" style:font-weight-complex="bold"/>
    </style:style>
    <style:style style:name="T16" style:family="text">
      <style:text-properties fo:color="#6666ff" fo:font-weight="normal"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fo:color="#ff6600"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5">
      <text:list-level-style-number text:level="1" text:style-name="Numbering_20_Symbols" style:num-suffix="." style:num-format="1" text:start-value="9">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7">DB2 Stop/Start Procedure with TSA</text:span> </text:p>
      <text:p text:style-name="P22"/>
      <text:p text:style-name="P4"/>
      <text:p text:style-name="P15">NOTE : Run <text:span text:style-name="T9">lssam</text:span> command on both primary and Standby as a1insctp user and make a note → Once recycle completed, we compare the results.</text:p>
      <text:p text:style-name="P3"/>
      <text:list xml:id="list6838773061665573186" text:style-name="L1">
        <text:list-item>
          <text:p text:style-name="P23">Run below command on rdb025 as root:</text:p>
        </text:list-item>
      </text:list>
      <text:p text:style-name="Default_20_Text"/>
      <text:p text:style-name="Default_20_Text"><text:s text:c="11"/><text:span text:style-name="T10">export CT_MANAGEMENT_SCOPE=2 </text:span></text:p>
      <text:p text:style-name="P5"><text:s text:c="11"/>chrsrc -c IBM.PeerNode CritRsrcProtMethod=5</text:p>
      <text:p text:style-name="Default_20_Text"><text:s text:c="2"/></text:p>
      <text:p text:style-name="Default_20_Text"/>
      <text:p text:style-name="P17">2 . Disable TSA, <text:s/>Login as <text:s/>a1insctp on rdb025 and rdb024:</text:p>
      <text:p text:style-name="Default_20_Text"/>
      <text:p text:style-name="Default_20_Text"><text:span text:style-name="T6"><text:s text:c="12"/>Sequence is Prime then Standby DB Servers.</text:span> </text:p>
      <text:p text:style-name="Default_20_Text"/>
      <text:p text:style-name="Default_20_Text"><text:s text:c="2"/><text:span text:style-name="T3"><text:s text:c="4"/></text:span><text:span text:style-name="T12">Prime database as a1insctp:</text:span></text:p>
      <text:p text:style-name="P20"/>
      <text:p text:style-name="Default_20_Text"><text:s text:c="2"/>As DB2 instance owner on BOTH nodes (primary first)<text:tab/>db2haicu -disable </text:p>
      <text:p text:style-name="Default_20_Text"><text:s text:c="2"/>when prompted if you want to stop, select option for Yes (just press "1" then ENTER) </text:p>
      <text:p text:style-name="Default_20_Text"><text:s/></text:p>
      <text:p text:style-name="Default_20_Text">(A)a1insctp@g01cxcp20058:/home/a1insctp#<text:span text:style-name="T14">db2haicu -disable </text:span></text:p>
      <text:p text:style-name="P6"/>
      <text:p text:style-name="P7">Welcome to the DB2 High Availability Instance Configuration Utility (db2haicu). </text:p>
      <text:p text:style-name="P7"/>
      <text:p text:style-name="P7"><text:s text:c="6"/>Are you sure you want to disable high availability (HA) for the database instance 'a1insctp'. This will lock all the resource groups for the instance and disable the HA configuration parameter. The instance will not failover if a system outage occurs while the instance is disabled. You will need to run db2haicu again to enable the instance for HA. Disable HA for the instance 'a1insctp'? [1] </text:p>
      <text:p text:style-name="P6"><text:span text:style-name="T4">1. Yes</text:span> </text:p>
      <text:p text:style-name="P7">2. No </text:p>
      <text:p text:style-name="P12">1 <text:s text:c="29"/>-----------&gt; Select '1'</text:p>
      <text:p text:style-name="P7">Disabling high availability for instance 'a1insctp' ... </text:p>
      <text:p text:style-name="P7">Disabling high availability for instance 'a1insctp' was successful. </text:p>
      <text:p text:style-name="P7">All cluster configurations have been completed successfully. db2haicu exiting ... </text:p>
      <text:p text:style-name="Default_20_Text"><text:span text:style-name="T11">a1insctp@g01cxcp21056:/home/a1insctp#</text:span><text:span text:style-name="T2"><text:tab/></text:span></text:p>
      <text:p text:style-name="P21"/>
      <text:p text:style-name="P10"><text:span text:style-name="T5"><text:s/></text:span><text:span text:style-name="T8"><text:s text:c="6"/></text:span><text:span text:style-name="T5">Standby database as a1insctp:</text:span></text:p>
      <text:p text:style-name="P21"/>
      <text:p text:style-name="P5"><text:span text:style-name="T5">a1insctp@g01cxcp21056:/home/a1insctp#</text:span><text:span text:style-name="T15">db2haicu -disable</text:span><text:span text:style-name="T5"> </text:span></text:p>
      <text:p text:style-name="P7">Welcome to the DB2 High Availability Instance Configuration Utility (db2haicu). </text:p>
      <text:p text:style-name="P7"/>
      <text:p text:style-name="P7"><text:s text:c="6"/>Are you sure you want to disable high availability (HA) for the database instance 'a1insctp'. This will lock all the resource groups for the instance and disable the HA configuration parameter. The instance will not failover if a system outage occurs while the instance is disabled. You will need to run db2haicu again to enable the instance for HA. Disable HA for the instance 'a1insctp'? [1] </text:p>
      <text:p text:style-name="P7"><text:soft-page-break/>1. Yes </text:p>
      <text:p text:style-name="P7">2. No </text:p>
      <text:p text:style-name="P12">1 <text:s text:c="12"/>-----&gt; Select '1'</text:p>
      <text:p text:style-name="P7">Disabling high availability for instance 'a1insctp' ... </text:p>
      <text:p text:style-name="P7">Disabling high availability for instance 'a1insctp' was successful. </text:p>
      <text:p text:style-name="P7">All cluster configurations have been completed successfully. db2haicu exiting ... </text:p>
      <text:p text:style-name="P5"><text:span text:style-name="T5">a1insctp@g01cxcp21056:/home/a1insctp#</text:span> </text:p>
      <text:p text:style-name="P11"/>
      <text:list xml:id="list745250048307456097" text:style-name="L2">
        <text:list-item>
          <text:p text:style-name="P24">Deactivate the database on both Primary and Standby:</text:p>
          <text:p text:style-name="P24"/>
        </text:list-item>
      </text:list>
      <text:p text:style-name="P5"><text:s text:c="12"/>On Primary(025) db:</text:p>
      <text:p text:style-name="P5"><text:s text:c="23"/>db2 terminate<text:line-break/> <text:s text:c="22"/>db2 force application all</text:p>
      <text:p text:style-name="P5"><text:s text:c="23"/>db2 connect to saleconn <text:s text:c="19"/></text:p>
      <text:p text:style-name="P5"><text:s text:c="23"/>db2 quiesce db immediate force connections </text:p>
      <text:p text:style-name="P5"><text:s text:c="23"/>db2 terminate<text:line-break/> <text:s text:c="22"/>db2 deactivate db saleconn</text:p>
      <text:p text:style-name="P5"><text:tab/><text:tab/><text:tab/> <text:s/>db2 stop hadr on db saleconn</text:p>
      <text:p text:style-name="P5"><text:s text:c="14"/>On Standby(024) db:</text:p>
      <text:p text:style-name="P5"><text:s text:c="23"/>db2 terminate</text:p>
      <text:p text:style-name="P5"><text:s text:c="23"/>db2 force applications all </text:p>
      <text:p text:style-name="P5"><text:s text:c="23"/>db2 list applications </text:p>
      <text:p text:style-name="P5"><text:s text:c="23"/>db2 deactivate db saleconn</text:p>
      <text:p text:style-name="P9"><text:tab/><text:tab/><text:tab/> <text:s/>db2 stop hadr on db saleconn</text:p>
      <text:list xml:id="list2135597054068329547" text:style-name="L3">
        <text:list-item>
          <text:p text:style-name="P25">Stop the db2 instance on both Primary and Standby (Primary first):</text:p>
        </text:list-item>
      </text:list>
      <text:list xml:id="list4011239057070510978" text:style-name="L4">
        <text:list-header>
          <text:p text:style-name="P28"/>
        </text:list-header>
      </text:list>
      <text:p text:style-name="Default_20_Text"><text:s text:c="28"/>db2stop force<text:line-break/> <text:s text:c="27"/>Check the process using: <text:s text:c="3"/>ps -ef | grep db2sysc | grep -v grep</text:p>
      <text:p text:style-name="Default_20_Text"/>
      <text:p text:style-name="Default_20_Text"/>
      <text:p text:style-name="Default_20_Text"><text:s/><text:span text:style-name="T13">***NOTE: If we have any AIX reboot, wait till its done by AIX team. This is not always necessary***</text:span></text:p>
      <text:p text:style-name="P17"/>
      <text:list xml:id="list30326253" text:continue-numbering="true" text:style-name="L4">
        <text:list-item>
          <text:p text:style-name="P26">Start the <text:s/>db2 on Standby server(024):</text:p>
        </text:list-item>
      </text:list>
      <text:p text:style-name="Default_20_Text"><text:span text:style-name="T18"><text:s text:c="26"/></text:span>db2start </text:p>
      <text:p text:style-name="Default_20_Text"><text:s text:c="3"/><text:tab/> <text:s text:c="18"/>db2 activate db saleconn</text:p>
      <text:p text:style-name="Default_20_Text"><text:s/></text:p>
      <text:p text:style-name="P17">6. <text:s text:c="3"/>Start db2 on Prime server(025):</text:p>
      <text:p text:style-name="P5"><text:s text:c="27"/></text:p>
      <text:p text:style-name="P5"><text:s text:c="27"/>db2start</text:p>
      <text:p text:style-name="Default_20_Text"><text:s text:c="27"/><text:span text:style-name="T13">NOTE: wait until HADR comes peer State before activating db on primary.</text:span></text:p>
      <text:p text:style-name="Default_20_Text"><text:s text:c="27"/>db2 activate db saleconn</text:p>
      <text:p text:style-name="Default_20_Text"/>
      <text:p text:style-name="Default_20_Text"><text:s text:c="11"/><text:span text:style-name="T16">NOTE: If activate fails on Standby/Primary then only do the following: </text:span></text:p>
      <text:p text:style-name="Default_20_Text"><text:s text:c="24"/>On standby db (024) <text:s text:c="3"/>: <text:tab/><text:tab/>db2 start hadr on db saleconn as standby </text:p>
      <text:p text:style-name="Default_20_Text"><text:s text:c="24"/>On Prime db(025) <text:s text:c="7"/>:<text:tab/><text:tab/> <text:s text:c="7"/>db2 start hadr on db saleconn as primary </text:p>
      <text:p text:style-name="Default_20_Text"><text:s text:c="3"/></text:p>
      <text:p text:style-name="Default_20_Text"><text:s text:c="2"/><text:span text:style-name="T1"><text:s text:c="9"/></text:span></text:p>
      <text:p text:style-name="P16"><text:soft-page-break/></text:p>
      <text:p text:style-name="Default_20_Text"><text:span text:style-name="T14"><text:s text:c="14"/></text:span><text:span text:style-name="T16">NOTE: Before starting TSA <text:s/>make sure that the following shows on both primary/standby</text:span><text:span text:style-name="T4"> <text:s text:c="9"/></text:span></text:p>
      <text:p text:style-name="P19"><text:s text:c="24"/>db2pd -d saleconn -hadr status|grep STATE<text:line-break/><text:tab/><text:tab/><text:tab/> <text:s text:c="2"/>HADR_STATE = PEER <text:s text:c="7"/></text:p>
      <text:p text:style-name="P19"><text:s text:c="24"/>HADR_CONNECT_STATUS = CONNECTED</text:p>
      <text:p text:style-name="P18"/>
      <text:p text:style-name="P17">7. <text:s/>Re-enable TSA:</text:p>
      <text:p text:style-name="P3"><text:s text:c="15"/></text:p>
      <text:p text:style-name="P3"><text:span text:style-name="T8"><text:s text:c="4"/></text:span><text:span text:style-name="T7">On Standby(024) server as a1insctp:</text:span> <text:span text:style-name="T4"><text:tab/> <text:s/></text:span></text:p>
      <text:p text:style-name="P19"><text:s text:c="26"/></text:p>
      <text:p text:style-name="P19">a1insctp@g01cxcp21056:/home/a1insctp#<text:span text:style-name="T14">db2haicu</text:span></text:p>
      <text:p text:style-name="P19"/>
      <text:p text:style-name="P19"><text:s text:c="8"/>db2haicu has detected that high availability has been disabled for the instance 'a1insctp'. Do you want to enable high availability for the instance 'a1insctp'? [1] </text:p>
      <text:p text:style-name="P19">1. Yes </text:p>
      <text:p text:style-name="P19">2. No </text:p>
      <text:p text:style-name="P13">1 <text:s text:c="9"/>----&gt; Select '1'</text:p>
      <text:p text:style-name="P13"><text:s text:c="14"/><text:span text:style-name="T10">The following are valid settings for the high availability configuration parameter: </text:span></text:p>
      <text:p text:style-name="P9"><text:s text:c="2"/>1.TSA </text:p>
      <text:p text:style-name="P9"><text:s text:c="2"/>2.Vendor </text:p>
      <text:p text:style-name="P9">Enter a value for the high availability configuration parameter: [1] </text:p>
      <text:p text:style-name="P13">1 <text:s text:c="12"/>----&gt; Select '1'</text:p>
      <text:p text:style-name="P13"><text:s text:c="14"/></text:p>
      <text:p text:style-name="P13"><text:s text:c="4"/><text:span text:style-name="T12">On Prime server(025) as a1insctp:</text:span></text:p>
      <text:p text:style-name="P8"/>
      <text:p text:style-name="P14"><text:span text:style-name="T10">a1insctp@g01cxcp20058:/home/a1insctp#</text:span><text:span text:style-name="T14">db2haicu</text:span></text:p>
      <text:p text:style-name="P13"/>
      <text:p text:style-name="P13"><text:s text:c="15"/><text:span text:style-name="T10">db2haicu has detected that high availability has been disabled for the instance 'a1insctp'. Do you want to enable high availability for the instance 'a1insctp'? [1] </text:span></text:p>
      <text:p text:style-name="P19">1. Yes </text:p>
      <text:p text:style-name="P19">2. No </text:p>
      <text:p text:style-name="P13">1 <text:s text:c="9"/>----&gt; Select '1'</text:p>
      <text:p text:style-name="P13"><text:s text:c="14"/><text:span text:style-name="T10">The following are valid settings for the high availability configuration parameter: </text:span></text:p>
      <text:p text:style-name="P9"><text:s text:c="2"/>1.TSA </text:p>
      <text:p text:style-name="P9"><text:s text:c="2"/>2.Vendor </text:p>
      <text:p text:style-name="P9">Enter a value for the high availability configuration parameter: [1] </text:p>
      <text:p text:style-name="P13">1 <text:s text:c="12"/>----&gt; Select '1'</text:p>
      <text:p text:style-name="P13"/>
      <text:p text:style-name="P17">8. Change chrsrc parameter as root on both Primary and Standby <text:s/>(<text:span text:style-name="T13">as root</text:span>):</text:p>
      <text:p text:style-name="P13"/>
      <text:p text:style-name="P3"><text:s text:c="9"/><text:span text:style-name="T4"><text:s/>As <text:s/>root ( On Prime and Standby): <text:s text:c="4"/>chrsrc -c IBM.PeerNode CritRsrcProtMethod=3</text:span> </text:p>
      <text:p text:style-name="P17"/>
      <text:list xml:id="list3010811419306695151" text:style-name="L5">
        <text:list-item>
          <text:p text:style-name="P27">Verify the Cluster with below command ( Primary/Standby):</text:p>
          <text:p text:style-name="P29"><text:s text:c="17"/><text:span text:style-name="T1">lssam</text:span></text:p>
        </text:list-item>
      </text:list>
      <text:p text:style-name="P15"><text:s text:c="10"/>NOTE: Result should match with the one we took before recycle.</text:p>
      <text:p text:style-name="Default_20_Text"/>
      <text:p text:style-name="Default_20_Text"><text:s text:c="24"/></text:p>
      <text:p text:style-name="Default_20_Text"><text:soft-page-break/><text:s text:c="22"/><text:span text:style-name="T1">-----------END OF THE DOCUMENT----------- <text:s/></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等寬正黑" svg:font-family="文泉驛等寬正黑"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文泉驛等寬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loext:contextual-spacing="false" fo:margin-top="0.1665in" fo:margin-bottom="0.0835in" fo:keep-with-next="always"/>
      <style:text-properties style:font-name="Liberation Sans" fo:font-size="14pt" style:font-name-asian="文泉驛等寬正黑"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Text_20_Body_20_Single" style:display-name="Text Body Single" style:family="paragraph" style:parent-style-name="Default_20_Text" style:class="text">
      <style:paragraph-properties loext:contextual-spacing="false" fo:margin-top="0in" fo:margin-bottom="0.0835in"/>
    </style:style>
    <style:style style:name="List" style:family="paragraph" style:parent-style-name="Text_20_Body_20_Single" style:class="list">
      <style:text-properties style:font-name-complex="Lohit Devanagari1"/>
    </style:style>
    <style:style style:name="Caption" style:family="paragraph" style:parent-style-name="Default_20_Text"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Default_20_Text" style:class="index">
      <style:paragraph-properties text:number-lines="false" text:line-number="0"/>
      <style:text-properties style:font-name-complex="Lohit Devanagari1"/>
    </style:style>
    <style:style style:name="Header" style:family="paragraph" style:parent-style-name="Default_20_Text"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04T02:51:22</meta:creation-date>
    <dc:date>2018-04-09T10:12:27.27</dc:date>
    <meta:editing-duration>P2DT1H53M11S</meta:editing-duration>
    <meta:editing-cycles>8</meta:editing-cycles>
    <meta:generator>OpenOffice/4.1.1$Win32 OpenOffice.org_project/411m6$Build-9775</meta:generator>
    <meta:document-statistic meta:table-count="0" meta:image-count="0" meta:object-count="0" meta:page-count="4" meta:paragraph-count="99" meta:word-count="716" meta:character-count="5722"/>
    <dc:creator>Alok Srivastava</dc:creator>
    <meta:user-defined meta:name="Classification">#@~%!&amp;00FF000001337aef#@~%!&amp;</meta:user-defined>
    <meta:user-defined meta:name="Info 1"/>
    <meta:user-defined meta:name="Info 2"/>
    <meta:user-defined meta:name="Info 3"/>
    <meta:user-defined meta:name="Info 4" meta:value-type="string"/>
  </office:meta>
</office:document-meta>
</file>